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Khmer OS System" svg:font-family="'Khmer OS System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4292e" style:font-name="apple-system" fo:letter-spacing="normal" fo:font-style="normal" fo:font-weight="bold" officeooo:rsid="000371fe" officeooo:paragraph-rsid="000371fe"/>
    </style:style>
    <style:style style:name="P2" style:family="paragraph" style:parent-style-name="Text_20_body">
      <style:text-properties officeooo:rsid="000371fe" officeooo:paragraph-rsid="000371fe"/>
    </style:style>
    <style:style style:name="P3" style:family="paragraph" style:parent-style-name="Text_20_body">
      <style:text-properties style:font-name="Liberation Serif" fo:font-size="10pt" officeooo:rsid="000371fe" officeooo:paragraph-rsid="000371fe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>
      <style:paragraph-properties fo:break-before="page"/>
      <style:text-properties officeooo:rsid="000371fe" officeooo:paragraph-rsid="000371fe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0pt" officeooo:rsid="000371fe" officeooo:paragraph-rsid="000371fe" style:font-size-asian="10pt" style:font-size-complex="10pt"/>
    </style:style>
    <style:style style:name="P8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9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fo:letter-spacing="normal"/>
    </style:style>
    <style:style style:name="T1" style:family="text">
      <style:text-properties style:font-name="apple-system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UC Rio INF1316 Sistemas Operacionais T1 2019.2</text:h>
      <text:h text:style-name="P9" text:outline-level="3"><text:bookmark text:name="user-content-professor"/><text:span text:style-name="T1">Professor</text:span></text:h>
      <text:p text:style-name="P4">Luiz Fernando Bessa Seibel</text:p>
      <text:h text:style-name="P8" text:outline-level="3"><text:bookmark text:name="user-content-alunos"/>Alunos</text:h>
      <text:p text:style-name="P4">Lucas Rebello Damo</text:p>
      <text:p text:style-name="P5">Luiza Del Negro</text:p>
      <text:p text:style-name="P2"/>
      <text:p text:style-name="P6">Interpretador do tipo prioridade</text:p>
      <text:p text:style-name="P2">exec.txt</text:p>
      <text:p text:style-name="P7">Run P1 PR=3</text:p>
      <text:p text:style-name="P7">Run P2 PR=2</text:p>
      <text:p text:style-name="P7">Run P1 PR=1</text:p>
      <text:p text:style-name="P7">Run P2 PR=5</text:p>
      <text:p text:style-name="P7">Run P1 PR=4</text:p>
      <text:p text:style-name="P2"/>
      <text:p text:style-name="P2">Saída:</text:p>
      <text:p text:style-name="P3">lucas@lucas-ubuntu:~/Documents/PUC-INF1316-Sistemas-Operacionais-T1-2019.2/prioridade$ ./prioridade </text:p>
      <text:p text:style-name="P3">Processo pai iniciado com pid 9380</text:p>
      <text:p text:style-name="P3">Escrito comando P1 prioridade 3</text:p>
      <text:p text:style-name="P3">Resumindo escalonador 9381</text:p>
      <text:p text:style-name="P3">Escalonador pid = 9381</text:p>
      <text:p text:style-name="P3">Comando P1 recebido com prioridade 3</text:p>
      <text:p text:style-name="P3">Executando 0 prioridadeRodando 100</text:p>
      <text:p text:style-name="P3">Iniciando processo P1</text:p>
      <text:p text:style-name="P3">getpid = 9381</text:p>
      <text:p text:style-name="P3">Waiter pid = 9382</text:p>
      <text:p text:style-name="P3">Get ppid = 9381</text:p>
      <text:p text:style-name="P3">Waiting for 0</text:p>
      <text:p text:style-name="P3">ESCREVENDO FFORK2 9383!</text:p>
      <text:p text:style-name="P3">Execl pid 9383</text:p>
      <text:p text:style-name="P3">fFork = 9383</text:p>
      <text:p text:style-name="P3">Parando escalonador 9381</text:p>
      <text:p text:style-name="P3">P1 (pid = 9383) Executando loop 1/11</text:p>
      <text:p text:style-name="P3">Escrito comando P2 prioridade 2</text:p>
      <text:p text:style-name="P3">Resumindo escalonador 9381</text:p>
      <text:p text:style-name="P3">Comando P2 recebido com prioridade 2</text:p>
      <text:p text:style-name="P3">Executando 9383 prioridadeRodando 3</text:p>
      <text:p text:style-name="P3">Parando processo 9383 com prioridade 3</text:p>
      <text:p text:style-name="P3">Iniciando processo P2</text:p>
      <text:p text:style-name="P3">getpid = 9381</text:p>
      <text:p text:style-name="P3">Waiter pid = 9384</text:p>
      <text:p text:style-name="P3">Get ppid = 9381</text:p>
      <text:p text:style-name="P3"><text:soft-page-break/>Waiting for 0</text:p>
      <text:p text:style-name="P3">ESCREVENDO FFORK2 9385!</text:p>
      <text:p text:style-name="P3">fFork = 9385</text:p>
      <text:p text:style-name="P3">Parando escalonador 9381</text:p>
      <text:p text:style-name="P3">Execl pid 9385</text:p>
      <text:p text:style-name="P3">P2 (pid = 9385) Executando loop 1/4</text:p>
      <text:p text:style-name="P3">Escrito comando P1 prioridade 1</text:p>
      <text:p text:style-name="P3">Resumindo escalonador 9381</text:p>
      <text:p text:style-name="P3">Comando P1 recebido com prioridade 1</text:p>
      <text:p text:style-name="P3">Executando 9385 prioridadeRodando 2</text:p>
      <text:p text:style-name="P3">Parando processo 9385 com prioridade 2</text:p>
      <text:p text:style-name="P3">Iniciando processo P1</text:p>
      <text:p text:style-name="P3">getpid = 9381</text:p>
      <text:p text:style-name="P3">Waiter pid = 9386</text:p>
      <text:p text:style-name="P3">Get ppid = 9381</text:p>
      <text:p text:style-name="P3">Waiting for 0</text:p>
      <text:p text:style-name="P3">ESCREVENDO FFORK2 9387!</text:p>
      <text:p text:style-name="P3">Execl pid 9387</text:p>
      <text:p text:style-name="P3">fFork = 9387</text:p>
      <text:p text:style-name="P3">Parando escalonador 9381</text:p>
      <text:p text:style-name="P3">P1 (pid = 9387) Executando loop 1/11</text:p>
      <text:p text:style-name="P3">Escrito comando P2 prioridade 5</text:p>
      <text:p text:style-name="P3">Resumindo escalonador 9381</text:p>
      <text:p text:style-name="P3">Comando P2 recebido com prioridade 5</text:p>
      <text:p text:style-name="P3">P1 (pid = 9387) Executando loop 2/11</text:p>
      <text:p text:style-name="P3">Escrito comando P1 prioridade 4</text:p>
      <text:p text:style-name="P3">Resumindo escalonador 9381</text:p>
      <text:p text:style-name="P3">Comando P1 recebido com prioridade 4</text:p>
      <text:p text:style-name="P3">P1 (pid = 9387) Executando loop 3/11</text:p>
      <text:p text:style-name="P3">Executando 9387 prioridadeRodando 1</text:p>
      <text:p text:style-name="P3">Processo nao vai ser executado, voltando para a lista</text:p>
      <text:p text:style-name="P3">Parando escalonador 9381</text:p>
      <text:p text:style-name="P3">P1 (pid = 9387) Executando loop 4/11</text:p>
      <text:p text:style-name="P3"><text:soft-page-break/>P1 (pid = 9387) Executando loop 5/11</text:p>
      <text:p text:style-name="P3">P1 (pid = 9387) Executando loop 6/11</text:p>
      <text:p text:style-name="P3">P1 (pid = 9387) Executando loop 7/11</text:p>
      <text:p text:style-name="P3">P1 (pid = 9387) Executando loop 8/11</text:p>
      <text:p text:style-name="P3">P1 (pid = 9387) Executando loop 9/11</text:p>
      <text:p text:style-name="P3">P1 (pid = 9387) Executando loop 10/11</text:p>
      <text:p text:style-name="P3">P1 (pid = 9387) Executando loop 11/11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1</text:p>
      <text:p text:style-name="P3">Resumindo processo 9385</text:p>
      <text:p text:style-name="P3">Parando escalonador 9381</text:p>
      <text:p text:style-name="P3">P2 (pid = 9385) Executando loop 2/4</text:p>
      <text:p text:style-name="P3">P2 (pid = 9385) Executando loop 3/4</text:p>
      <text:p text:style-name="P3">P2 (pid = 9385) Executando loop 4/4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2</text:p>
      <text:p text:style-name="P3">Resumindo processo 9383</text:p>
      <text:p text:style-name="P3">Parando escalonador 9381</text:p>
      <text:p text:style-name="P3">P1 (pid = 9383) Executando loop 2/11</text:p>
      <text:p text:style-name="P3">P1 (pid = 9383) Executando loop 3/11</text:p>
      <text:p text:style-name="P3">P1 (pid = 9383) Executando loop 4/11</text:p>
      <text:p text:style-name="P3">P1 (pid = 9383) Executando loop 5/11</text:p>
      <text:p text:style-name="P3">P1 (pid = 9383) Executando loop 6/11</text:p>
      <text:p text:style-name="P3">P1 (pid = 9383) Executando loop 7/11</text:p>
      <text:p text:style-name="P3">P1 (pid = 9383) Executando loop 8/11</text:p>
      <text:p text:style-name="P3">P1 (pid = 9383) Executando loop 9/11</text:p>
      <text:p text:style-name="P3">P1 (pid = 9383) Executando loop 10/11</text:p>
      <text:p text:style-name="P3"><text:soft-page-break/>P1 (pid = 9383) Executando loop 11/11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3</text:p>
      <text:p text:style-name="P3">Iniciando processo P1</text:p>
      <text:p text:style-name="P3">getpid = 9381</text:p>
      <text:p text:style-name="P3">Waiter pid = 9392</text:p>
      <text:p text:style-name="P3">Get ppid = 9381</text:p>
      <text:p text:style-name="P3">Waiting for 0</text:p>
      <text:p text:style-name="P3">ESCREVENDO FFORK2 9393!</text:p>
      <text:p text:style-name="P3">Execl pid 9393</text:p>
      <text:p text:style-name="P3">fFork = 9393</text:p>
      <text:p text:style-name="P3">Parando escalonador 9381</text:p>
      <text:p text:style-name="P3">P1 (pid = 9393) Executando loop 1/11</text:p>
      <text:p text:style-name="P3">P1 (pid = 9393) Executando loop 2/11</text:p>
      <text:p text:style-name="P3">P1 (pid = 9393) Executando loop 3/11</text:p>
      <text:p text:style-name="P3">P1 (pid = 9393) Executando loop 4/11</text:p>
      <text:p text:style-name="P3">P1 (pid = 9393) Executando loop 5/11</text:p>
      <text:p text:style-name="P3">P1 (pid = 9393) Executando loop 6/11</text:p>
      <text:p text:style-name="P3">P1 (pid = 9393) Executando loop 7/11</text:p>
      <text:p text:style-name="P3">P1 (pid = 9393) Executando loop 8/11</text:p>
      <text:p text:style-name="P3">P1 (pid = 9393) Executando loop 9/11</text:p>
      <text:p text:style-name="P3">P1 (pid = 9393) Executando loop 10/11</text:p>
      <text:p text:style-name="P3">P1 (pid = 9393) Executando loop 11/11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4</text:p>
      <text:p text:style-name="P3">Iniciando processo P2</text:p>
      <text:p text:style-name="P3">getpid = 9381</text:p>
      <text:p text:style-name="P3"><text:soft-page-break/>Waiter pid = 9395</text:p>
      <text:p text:style-name="P3">Get ppid = 9381</text:p>
      <text:p text:style-name="P3">Waiting for 0</text:p>
      <text:p text:style-name="P3">ESCREVENDO FFORK2 9396!</text:p>
      <text:p text:style-name="P3">Execl pid 9396</text:p>
      <text:p text:style-name="P3">fFork = 9396</text:p>
      <text:p text:style-name="P3">Parando escalonador 9381</text:p>
      <text:p text:style-name="P3">P2 (pid = 9396) Executando loop 1/4</text:p>
      <text:p text:style-name="P3">P2 (pid = 9396) Executando loop 2/4</text:p>
      <text:p text:style-name="P3">P2 (pid = 9396) Executando loop 3/4</text:p>
      <text:p text:style-name="P3">P2 (pid = 9396) Executando loop 4/4</text:p>
      <text:p text:style-name="P3">EXITED!! 0 paipid = 9381</text:p>
      <text:p text:style-name="P3">SIGCONT + SIGUSR ENVIADOS PARA 9381</text:p>
      <text:p text:style-name="P3">MORRE</text:p>
      <text:p text:style-name="P3">Signal received 10</text:p>
      <text:p text:style-name="P3">Executando 0 prioridadeRodando 5</text:p>
      <text:p text:style-name="P3">Fim da fila e dos comandos... Saindo do programa</text:p>
      <text:p text:style-name="P2"><text:tab/>Como esperado o escalonador por prioridade começa executando o primeiro que recebe, por ser o primeiro da fila e assim que recebe um novo comando, um segundo depois de ter começado o anterior, ele pausa o processo que estava executando e inicia o novo processo com prioridade maior. Esse comportamento se repete em todos os comandos que recebe, quando a prioridade é maior do que a do programa executando ele o interrompe e inicia o de maior prioridade, colocando o que antes estava executando de volta a fila com sua respectiva prioridade. Quando a prioridade do comando recém recebido é menor do que a do programa que está executando, ele simplesmente coloca-o na fila para ser executado futuramente, após o atual terminar. </text:p>
      <text:p text:style-name="P2"><text:tab/>O programa foi construido de forma a evitar um loop eterno, para isso o processo filho é capaz de mandar um sinal acordando o escalonador quando o mesmo termina, e o interpretador faz o mesmo quando envia um novo comand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Khmer OS System" svg:font-family="'Khmer OS System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38:38.072097798</meta:creation-date>
    <dc:date>2019-10-28T14:50:43.560372437</dc:date>
    <meta:editing-duration>PT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6" meta:paragraph-count="158" meta:word-count="872" meta:character-count="5030" meta:non-whitespace-character-count="4312"/>
  </office:meta>
</office:document-meta>
</file>